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color="#000000"/>
    </style:style>
    <style:style style:name="T3" style:parent-style-name="Car.predefinitoparagrafo" style:family="text">
      <style:text-properties style:font-name-complex="Calibri" fo:color="#000000"/>
    </style:style>
    <style:style style:name="T4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5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6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7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8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9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10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P11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2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3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4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5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6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7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8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9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0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1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2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3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4" style:parent-style-name="Normale" style:family="paragraph">
      <style:text-properties fo:color="#000000"/>
    </style:style>
  </office:automatic-styles>
  <office:body>
    <office:text text:use-soft-page-breaks="true">
      <text:p text:style-name="P1">Il progetto proposto consiste nella realizzazione di un sistema informativo per un museo.</text:p>
      <text:p text:style-name="Normale">Esso si divide in due parti distinte: il museo vero e proprio e la parte di mostre.</text:p>
      <text:p text:style-name="Normale">La parte di museo è fissa, composta da 32 opere. La capienza del museo è al massimo di 32 persone, una per ogni opera. La visita dura un’ora.</text:p>
      <text:p text:style-name="Normale"/>
      <text:p text:style-name="Normale">Il costo all’ingresso del museo è totalmente gratuito mentre il biglietto per la mostra varia a seconda di età, impiego, carte o abbonamenti. Il costo intero è di 8 euro e può arrivare a 3 euro con il super<text:s/>ridotto, passando per il ridotto a 6 euro.</text:p>
      <text:p text:style-name="Normale"/>
      <text:p text:style-name="Normale">Il museo è aperto 6 giorni su 7 tranne il lunedì, dalle 10 di mattina alle 7 di pomeriggio.</text:p>
      <text:p text:style-name="Normale"/>
      <text:p text:style-name="Normale">A capo del museo c’è la Presidenza con tutti i poteri di<text:s/>amministrazione,<text:s/>esecuzione<text:s/>e<text:s/>gestione del complesso.<text:s/><text:s/>Sotto la Presidenza troviamo l’Amministrazione, la Segreteria e gli Operatori al Pubblico</text:p>
      <text:p text:style-name="Normale"/>
      <text:p text:style-name="Normale">La segreteria si occupa del lato cliente-servizio. Questa dovrà gestire tutte le prenotazioni con i relativi incastri di<text:s/>orario. La prenotazione può essere effettuata sia tramite portale<text:s/>dedicato (con<text:s/><text:span text:style-name="T2">la maggiorazione<text:s/></text:span><text:span text:style-name="T3">di 1</text:span><text:span text:style-name="T4">€) o tramite contatt</text:span><text:span text:style-name="T5">o<text:s/></text:span><text:span text:style-name="T6">telefonico</text:span><text:span text:style-name="T7"><text:s/>La prenotazione può essere disdetta, ma il rimborso sarà solo parziale (50%)</text:span><text:span text:style-name="T8">. La<text:s/></text:span><text:span text:style-name="T9">segreteria, inoltre,</text:span><text:span text:style-name="T10"><text:s/>si occuperà di gestire abbonamenti (da completare)</text:span></text:p>
      <text:p text:style-name="P11">Per poter abbonarsi o prenotare un biglietto è obbligatorio registrare i propri dati utente (nome, cognome, data e luogo di nascita, sesso, numero di telefono(opzionale),<text:s/>e-mail).<text:s/></text:p>
      <text:p text:style-name="P12"/>
      <text:p text:style-name="P13">L’Amministrazione si occupa del lato interno al museo.<text:s/></text:p>
      <text:p text:style-name="P14">Ricerca opere e organizza mostre.<text:s/>Le varie opere possono essere prese in prestito, affittate o comprate da enti esterni.<text:s text:c="2"/></text:p>
      <text:p text:style-name="P15">Controlla i pagamenti e i rimborsi relativi<text:s/>a prenotazioni annullate ed effettua i rimborsi.</text:p>
      <text:p text:style-name="P16">Gestisce e controlla le statistiche fatte dal sistema.</text:p>
      <text:p text:style-name="P17"/>
      <text:p text:style-name="P18">Gli Operatori al Pubblico gestiranno il lato cliente.</text:p>
      <text:p text:style-name="P19">Avranno la possibilità di<text:s/><text:s/></text:p>
      <text:p text:style-name="P20"/>
      <text:p text:style-name="P21">Il Sistema effettuerà un backup dei dati ogni sera alle<text:s/>ore<text:s/>23:59.</text:p>
      <text:p text:style-name="P22">Inoltre il sistema<text:s/>dovrà gestire i dati per effettuare statistiche su rendimenti, categorie più interessate, nazionalità, etc…</text:p>
      <text:p text:style-name="P23">Controllerà gli abbonamenti prossimi alla scadenza e invierà un avviso per rinnovare l’abbonamento.</text:p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ia Sbattella</meta:initial-creator>
    <dc:creator>Mattia Sbattella</dc:creator>
    <meta:creation-date>2022-03-30T06:44:00Z</meta:creation-date>
    <dc:date>2022-03-30T08:12:00Z</dc:date>
    <meta:template xlink:href="Normal" xlink:type="simple"/>
    <meta:editing-cycles>2</meta:editing-cycles>
    <meta:editing-duration>PT5280S</meta:editing-duration>
    <meta:document-statistic meta:page-count="1" meta:paragraph-count="4" meta:word-count="322" meta:character-count="2156" meta:row-count="15" meta:non-whitespace-character-count="1838"/>
  </office:meta>
</office:document-meta>
</file>